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wProcessInstanceEvent.NewProcessInstanceEvent( QName processName , QName processId , Long processInstanc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ProcessInstanceEvent.getScopeDeclara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ProcessInstanceEvent.setScopeDeclarationId( int scopeDeclara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ProcessInstanceEve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ProcessInstanceEvent.getRootScop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ProcessInstanceEvent.setRootScopeId( Long rootScop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ProcessInstanceEvent.NewProcessInstance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